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5DC00000465191266379A986CA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1.575cm"/>
    </style:style>
    <style:style style:name="gr1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gr1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_2b__20_Content-notes">
      <style:graphic-properties draw:fill-color="#ffffff" fo:min-height="13.364cm"/>
    </style:style>
    <style:style style:name="pr6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style:paragraph-properties fo:text-align="center"/>
      <style:text-properties fo:language="en" fo:country="G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8pt" fo:language="en" fo:country="GB"/>
    </style:style>
    <style:style style:name="P11" style:family="paragraph">
      <loext:graphic-properties draw:fill="none"/>
      <style:paragraph-properties fo:text-align="center"/>
      <style:text-properties fo:language="en" fo:country="GB"/>
    </style:style>
    <style:style style:name="P12" style:family="paragraph">
      <style:paragraph-properties fo:text-align="center"/>
      <style:text-properties fo:font-size="18pt" fo:language="en" fo:country="GB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size="18pt" fo:language="en" fo:country="GB"/>
    </style:style>
    <style:style style:name="T6" style:family="text">
      <style:text-properties style:text-position="-33% 58%" fo:font-size="18pt" fo:language="en" fo:country="GB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33% 58%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3% 58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line-through-style="none" style:text-line-through-type="none" style:text-position="-33% 58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Lucida Sans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065cm" svg:y="11.006cm" presentation:class="subtitle" presentation:user-transformed="true">
          <draw:text-box>
            <text:p text:style-name="P1"><text:span text:style-name="T1">L</text:span><text:span text:style-name="T1">a</text:span><text:span text:style-name="T1">b </text:span><text:span text:style-name="T1">2</text:span><text:span text:style-name="T1">: </text:span><text:span text:style-name="T1">R</text:span><text:span text:style-name="T1">C</text:span><text:span text:style-name="T1"> </text:span><text:span text:style-name="T1">C</text:span><text:span text:style-name="T1">ir</text:span><text:span text:style-name="T1">c</text:span><text:span text:style-name="T1">u</text:span><text:span text:style-name="T1">it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 </text:span><text:span text:style-name="T2">T</text:span><text:span text:style-name="T2">h</text:span><text:span text:style-name="T2">e</text:span><text:span text:style-name="T2">o</text:span><text:span text:style-name="T2">r</text:span><text:span text:style-name="T2">y</text:span><text:span text:style-name="T2"> </text:span><text:span text:style-name="T2">a</text:span><text:span text:style-name="T2">n</text:span><text:span text:style-name="T2">d</text:span><text:span text:style-name="T2"> </text:span><text:span text:style-name="T2">E</text:span><text:span text:style-name="T2">l</text:span><text:span text:style-name="T2">e</text:span><text:span text:style-name="T2">c</text:span><text:span text:style-name="T2">t</text:span><text:span text:style-name="T2">r</text:span><text:span text:style-name="T2">o</text:span><text:span text:style-name="T2">n</text:span><text:span text:style-name="T2">i</text:span><text:span text:style-name="T2">c</text:span><text:span text:style-name="T2">s</text:span><text:span text:style-name="T2"> </text:span><text:span text:style-name="T2">F</text:span><text:span text:style-name="T2">u</text:span><text:span text:style-name="T2">n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a</text:span><text:span text:style-name="T2">l</text:span><text:span text:style-name="T2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4.137cm" svg:height="2.411cm" svg:x="9.708cm" svg:y="0.678cm" presentation:class="title" presentation:user-transformed="true">
          <draw:text-box>
            <text:p text:style-name="P6"><text:span text:style-name="T3">T</text:span><text:span text:style-name="T3">h</text:span><text:span text:style-name="T3">e</text:span><text:span text:style-name="T3"> </text:span><text:span text:style-name="T3">R</text:span><text:span text:style-name="T3">C</text:span><text:span text:style-name="T3"> </text:span><text:span text:style-name="T3">c</text:span><text:span text:style-name="T3">i</text:span><text:span text:style-name="T3">r</text:span><text:span text:style-name="T3">c</text:span><text:span text:style-name="T3">u</text:span><text:span text:style-name="T3">i</text:span><text:span text:style-name="T3">t</text:span></text:p>
          </draw:text-box>
        </draw:frame>
        <draw:custom-shape draw:style-name="gr2" draw:text-style-name="P8" xml:id="id1" draw:id="id1" draw:layer="layout" svg:width="1.675cm" svg:height="0.551cm" svg:x="13.0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8" draw:id="id8" draw:layer="layout" svg:width="1.675cm" svg:height="0.551cm" svg:x="17.8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3" draw:id="id3" draw:layer="layout" svg:width="1.675cm" svg:height="0.551cm" svg:x="13.0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6" draw:id="id6" draw:layer="layout" svg:width="1.675cm" svg:height="0.551cm" svg:x="17.9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7" draw:id="id7" draw:layer="layout" svg:width="1.675cm" svg:height="0.551cm" draw:transform="rotate (1.5707963267949) translate (16.076cm 10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13.009cm" svg:y1="7.681cm" svg:x2="11.355cm" svg:y2="8.748cm" draw:start-shape="id1" draw:start-glue-point="3" draw:end-shape="id2" draw:end-glue-point="4" svg:d="M13009 7681h-1654v1067" svg:viewBox="0 0 1655 1068">
          <text:p/>
        </draw:connector>
        <draw:connector draw:style-name="gr3" draw:text-style-name="P8" draw:layer="layout" svg:x1="11.355cm" svg:y1="10.591cm" svg:x2="13.009cm" svg:y2="11.581cm" draw:start-shape="id2" draw:start-glue-point="8" draw:end-shape="id3" draw:end-glue-point="3" svg:d="M11355 10591v990h1654" svg:viewBox="0 0 1655 991">
          <text:p/>
        </draw:connector>
        <draw:connector draw:style-name="gr3" draw:text-style-name="P8" draw:layer="layout" draw:line-skew="0.239cm" svg:x1="20.817cm" svg:y1="14.411cm" svg:x2="16.343cm" svg:y2="14.948cm" draw:start-shape="id4" draw:start-glue-point="2" draw:end-shape="id5" draw:end-glue-point="6" svg:d="M20817 14411v1277h-4474v-740" svg:viewBox="0 0 4475 1278">
          <text:p/>
        </draw:connector>
        <draw:connector draw:style-name="gr3" draw:text-style-name="P8" draw:layer="layout" svg:x1="14.684cm" svg:y1="11.581cm" svg:x2="17.909cm" svg:y2="11.581cm" draw:start-shape="id3" draw:start-glue-point="1" draw:end-shape="id6" draw:end-glue-point="3" svg:d="M14684 11581h3225" svg:viewBox="0 0 3226 1">
          <text:p/>
        </draw:connector>
        <draw:connector draw:style-name="gr3" draw:text-style-name="P8" draw:layer="layout" svg:x1="16.351cm" svg:y1="10.422cm" svg:x2="17.909cm" svg:y2="11.581cm" draw:start-shape="id7" draw:start-glue-point="3" draw:end-shape="id6" draw:end-glue-point="3" svg:d="M16351 10422v1159h1558" svg:viewBox="0 0 1559 1160">
          <text:p/>
        </draw:connector>
        <draw:connector draw:style-name="gr3" draw:text-style-name="P8" draw:layer="layout" svg:x1="17.809cm" svg:y1="7.681cm" svg:x2="16.351cm" svg:y2="8.747cm" draw:start-shape="id8" draw:start-glue-point="3" draw:end-shape="id7" draw:end-glue-point="1" svg:d="M17809 7681h-1458v1066" svg:viewBox="0 0 1459 1067">
          <text:p/>
        </draw:connector>
        <draw:custom-shape draw:style-name="gr4" draw:text-style-name="P8" xml:id="id2" draw:id="id2" draw:layer="layout" svg:width="1.842cm" svg:height="1.843cm" svg:x="10.434cm" svg:y="8.748cm">
          <text:p text:style-name="P9"><text:span text:style-name="T4">+</text:span></text:p>
          <text:p text:style-name="P9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041cm" svg:height="1.114cm" svg:x="21.665cm" svg:y="10.011cm">
          <draw:text-box>
            <text:p><text:span text:style-name="T5">I</text:span><text:span text:style-name="T6">b</text:span><text:span text:style-name="T5"> </text:span><text:span text:style-name="T5">= </text:span><text:span text:style-name="T5">K</text:span><text:span text:style-name="T6">b</text:span><text:span text:style-name="T5"> </text:span><text:span text:style-name="T5">V</text:span><text:span text:style-name="T6">b</text:span></text:p>
          </draw:text-box>
        </draw:frame>
        <draw:g xml:id="id10" draw:id="id10">
          <draw:custom-shape draw:style-name="gr6" draw:text-style-name="P8" draw:layer="layout" svg:width="2.153cm" svg:height="2.573cm" svg:x="19.81cm" svg:y="8.3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11" draw:layer="layout" svg:x1="20.884cm" svg:y1="9.084cm" svg:x2="20.884cm" svg:y2="10.349cm">
            <text:p/>
          </draw:line>
        </draw:g>
        <draw:custom-shape draw:style-name="gr8" draw:text-style-name="P12" xml:id="id5" draw:id="id5" draw:layer="layout" svg:width="2.153cm" svg:height="2.573cm" svg:x="15.266cm" svg:y="12.375cm">
          <text:p text:style-name="P9"><text:span text:style-name="T5">+</text:span></text:p>
          <text:p text:style-name="P9"><text:span text:style-name="T5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3.219cm" svg:height="1.114cm" svg:x="16.687cm" svg:y="14.09cm">
          <draw:text-box>
            <text:p><text:span text:style-name="T7">V</text:span><text:span text:style-name="T8">d</text:span><text:span text:style-name="T7"> </text:span><text:span text:style-name="T7">= </text:span><text:span text:style-name="T7">K</text:span><text:span text:style-name="T8">d</text:span><text:span text:style-name="T7"> </text:span><text:span text:style-name="T7">I</text:span><text:span text:style-name="T8">d</text:span><text:span text:style-name="T5"> </text:span></text:p>
          </draw:text-box>
        </draw:frame>
        <draw:connector draw:style-name="gr3" draw:text-style-name="P9" draw:layer="layout" svg:x1="14.684cm" svg:y1="11.581cm" svg:x2="16.343cm" svg:y2="12.375cm" draw:start-shape="id3" draw:start-glue-point="1" draw:end-shape="id5" draw:end-glue-point="4" svg:d="M14684 11581h1659v794" svg:viewBox="0 0 1660 795">
          <text:p/>
        </draw:connector>
        <draw:connector draw:style-name="gr3" draw:text-style-name="P9" draw:layer="layout" svg:x1="14.684cm" svg:y1="7.681cm" svg:x2="16.351cm" svg:y2="8.747cm" draw:start-shape="id1" draw:start-glue-point="1" draw:end-shape="id7" draw:end-glue-point="1" svg:d="M14684 7681h1667v1066" svg:viewBox="0 0 1668 1067">
          <text:p/>
        </draw:connector>
        <draw:connector draw:style-name="gr3" draw:text-style-name="P9" draw:layer="layout" svg:x1="19.584cm" svg:y1="11.581cm" svg:x2="20.718cm" svg:y2="11.611cm" draw:start-shape="id6" draw:start-glue-point="1" draw:end-shape="id9" draw:end-glue-point="6" svg:d="M19584 11581h567v30h567" svg:viewBox="0 0 1135 31">
          <text:p/>
        </draw:connector>
        <draw:connector draw:style-name="gr3" draw:text-style-name="P9" draw:layer="layout" svg:x1="19.484cm" svg:y1="7.681cm" svg:x2="20.886cm" svg:y2="8.337cm" draw:start-shape="id8" draw:start-glue-point="1" draw:end-shape="id10" draw:end-glue-point="0" svg:d="M19484 7681h1402v656" svg:viewBox="0 0 1403 657">
          <text:p/>
        </draw:connector>
        <draw:connector draw:style-name="gr3" draw:text-style-name="P9" draw:layer="layout" svg:x1="20.886cm" svg:y1="10.91cm" svg:x2="20.817cm" svg:y2="12.684cm" draw:start-shape="id10" draw:start-glue-point="2" draw:end-shape="id4" draw:end-glue-point="0" svg:d="M20886 10910v863h-69v911" svg:viewBox="0 0 70 1775">
          <text:p/>
        </draw:connector>
        <draw:custom-shape draw:style-name="gr2" draw:text-style-name="P8" xml:id="id11" draw:id="id11" draw:layer="layout" svg:width="1.675cm" svg:height="0.551cm" svg:x="13.008cm" svg:y="15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12" draw:id="id12" draw:layer="layout" svg:width="1.675cm" svg:height="0.551cm" draw:transform="rotate (1.5707963267949) translate (11.075cm 14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14.683cm" svg:y1="15.681cm" svg:x2="16.343cm" svg:y2="14.948cm" draw:start-shape="id11" draw:start-glue-point="1" draw:end-shape="id5" draw:end-glue-point="6" svg:d="M14683 15681h1660v-733" svg:viewBox="0 0 1661 734">
          <text:p/>
        </draw:connector>
        <draw:connector draw:style-name="gr3" draw:text-style-name="P9" draw:layer="layout" svg:x1="11.35cm" svg:y1="12.747cm" svg:x2="13.009cm" svg:y2="11.581cm" draw:start-shape="id12" draw:start-glue-point="1" draw:end-shape="id3" draw:end-glue-point="3" svg:d="M11350 12747v-1166h1659" svg:viewBox="0 0 1660 1167">
          <text:p/>
        </draw:connector>
        <draw:connector draw:style-name="gr3" draw:text-style-name="P9" draw:layer="layout" svg:x1="11.35cm" svg:y1="14.422cm" svg:x2="13.008cm" svg:y2="15.681cm" draw:start-shape="id12" draw:start-glue-point="3" draw:end-shape="id11" draw:end-glue-point="3" svg:d="M11350 14422v1259h1658" svg:viewBox="0 0 1659 1260">
          <text:p/>
        </draw:connector>
        <draw:frame draw:style-name="gr10" draw:text-style-name="P10" draw:layer="layout" svg:width="2.161cm" svg:height="1.114cm" svg:x="22.065cm" svg:y="12.411cm">
          <draw:text-box>
            <text:p><text:span text:style-name="T5">I</text:span><text:span text:style-name="T6">c</text:span></text:p>
          </draw:text-box>
        </draw:frame>
        <draw:frame draw:style-name="gr11" draw:text-style-name="P13" draw:layer="layout" svg:width="1.162cm" svg:height="1.114cm" svg:x="13.376cm" svg:y="7.957cm">
          <draw:text-box>
            <text:p>R<text:span text:style-name="T9">1</text:span></text:p>
          </draw:text-box>
        </draw:frame>
        <draw:frame draw:style-name="gr11" draw:text-style-name="P13" draw:layer="layout" svg:width="1.162cm" svg:height="1.114cm" svg:x="13.353cm" svg:y="15.957cm">
          <draw:text-box>
            <text:p>R<text:span text:style-name="T9">7</text:span></text:p>
          </draw:text-box>
        </draw:frame>
        <draw:frame draw:style-name="gr11" draw:text-style-name="P13" draw:layer="layout" svg:width="1.162cm" svg:height="1.114cm" svg:x="18.223cm" svg:y="11.857cm">
          <draw:text-box>
            <text:p>R<text:span text:style-name="T9">5</text:span></text:p>
          </draw:text-box>
        </draw:frame>
        <draw:frame draw:style-name="gr12" draw:text-style-name="P13" draw:layer="layout" svg:width="1.162cm" svg:height="1.114cm" svg:x="13.306cm" svg:y="11.857cm">
          <draw:text-box>
            <text:p>R<text:span text:style-name="T9">4</text:span></text:p>
          </draw:text-box>
        </draw:frame>
        <draw:frame draw:style-name="gr11" draw:text-style-name="P13" draw:layer="layout" svg:width="1.162cm" svg:height="1.114cm" svg:x="16.467cm" svg:y="9.175cm">
          <draw:text-box>
            <text:p>R<text:span text:style-name="T9">3</text:span></text:p>
          </draw:text-box>
        </draw:frame>
        <draw:frame draw:style-name="gr11" draw:text-style-name="P13" draw:layer="layout" svg:width="1.162cm" svg:height="1.114cm" svg:x="18.129cm" svg:y="7.957cm">
          <draw:text-box>
            <text:p>R<text:span text:style-name="T9">2</text:span></text:p>
          </draw:text-box>
        </draw:frame>
        <draw:frame draw:style-name="gr11" draw:text-style-name="P13" draw:layer="layout" svg:width="1.162cm" svg:height="1.114cm" svg:x="9.913cm" svg:y="12.991cm">
          <draw:text-box>
            <text:p>R<text:span text:style-name="T9">6</text:span></text:p>
          </draw:text-box>
        </draw:frame>
        <draw:custom-shape draw:style-name="gr13" draw:text-style-name="P9" draw:layer="layout" svg:width="0.234cm" svg:height="0.258cm" svg:x="16.217cm" svg:y="11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9" draw:id="id9" draw:layer="layout" svg:width="0.234cm" svg:height="0.258cm" svg:x="20.7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7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13" draw:id="id13" draw:layer="layout" svg:width="0.234cm" svg:height="0.258cm" svg:x="11.2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.128cm" svg:height="2.536cm" svg:x="15.043cm" svg:y="8.37cm">
          <draw:text-box>
            <text:p>+</text:p>
            <text:p>V<text:span text:style-name="T9">b</text:span></text:p>
            <text:p>-</text:p>
          </draw:text-box>
        </draw:frame>
        <draw:line draw:style-name="gr15" draw:text-style-name="P14" draw:layer="layout" svg:x1="11.995cm" svg:y1="12.747cm" svg:x2="11.995cm" svg:y2="14.634cm">
          <text:p/>
        </draw:line>
        <draw:frame draw:style-name="gr16" draw:text-style-name="P15" draw:layer="layout" svg:width="1.837cm" svg:height="1.825cm" svg:x="12.142cm" svg:y="12.996cm">
          <draw:text-box>
            <text:p><text:span text:style-name="T7">I</text:span><text:span text:style-name="T8">d</text:span></text:p>
          </draw:text-box>
        </draw:frame>
        <draw:g xml:id="id4" draw:id="id4">
          <draw:line draw:style-name="gr17" draw:text-style-name="P14" draw:layer="layout" svg:x1="20.818cm" svg:y1="12.684cm" svg:x2="20.818cm" svg:y2="13.258cm">
            <text:p/>
          </draw:line>
          <draw:line draw:style-name="gr17" draw:text-style-name="P14" draw:layer="layout" svg:x1="20.057cm" svg:y1="13.263cm" svg:x2="21.577cm" svg:y2="13.263cm">
            <text:p/>
          </draw:line>
          <draw:line draw:style-name="gr17" draw:text-style-name="P14" draw:layer="layout" svg:x1="20.058cm" svg:y1="13.84cm" svg:x2="21.578cm" svg:y2="13.84cm">
            <text:p/>
          </draw:line>
          <draw:line draw:style-name="gr17" draw:text-style-name="P14" draw:layer="layout" svg:x1="20.818cm" svg:y1="13.837cm" svg:x2="20.818cm" svg:y2="14.411cm">
            <text:p/>
          </draw:line>
        </draw:g>
        <draw:line draw:style-name="gr15" draw:text-style-name="P14" draw:layer="layout" svg:x1="21.922cm" svg:y1="12.185cm" svg:x2="21.922cm" svg:y2="14.072cm">
          <text:p/>
        </draw:line>
        <draw:frame draw:style-name="gr11" draw:text-style-name="P13" draw:layer="layout" svg:width="1.162cm" svg:height="1.114cm" svg:x="19.655cm" svg:y="13.84cm">
          <draw:text-box>
            <text:p>C</text:p>
          </draw:text-box>
        </draw:frame>
        <draw:frame draw:style-name="gr18" draw:text-style-name="P9" draw:layer="layout" svg:width="8.544cm" svg:height="3.135cm" svg:x="2.51cm" svg:y="7.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9" draw:text-style-name="P14" draw:layer="layout" svg:x1="10.559cm" svg:y1="12.268cm" svg:x2="9.334cm" svg:y2="12.279cm">
            <text:p/>
          </draw:line>
          <draw:line draw:style-name="gr19" draw:text-style-name="P14" draw:layer="layout" svg:x1="10.56cm" svg:y1="12.262cm" svg:x2="9.335cm" svg:y2="12.273cm">
            <text:p/>
          </draw:line>
          <draw:line draw:style-name="gr19" draw:text-style-name="P14" draw:layer="layout" svg:x1="9.669cm" svg:y1="12.514cm" svg:x2="10.278cm" svg:y2="12.514cm">
            <text:p/>
          </draw:line>
          <draw:line draw:style-name="gr19" draw:text-style-name="P14" draw:layer="layout" svg:x1="9.833cm" svg:y1="12.725cm" svg:x2="10.126cm" svg:y2="12.725cm">
            <text:p/>
          </draw:line>
          <draw:line draw:style-name="gr19" draw:text-style-name="P14" draw:layer="layout" svg:x1="9.963cm" svg:y1="12.253cm" svg:x2="9.968cm" svg:y2="11.709cm">
            <text:p/>
          </draw:line>
        </draw:g>
        <draw:connector draw:style-name="gr20" draw:text-style-name="P9" draw:layer="layout" svg:x1="11.218cm" svg:y1="11.611cm" svg:x2="9.947cm" svg:y2="11.709cm" draw:start-shape="id13" draw:start-glue-point="6" draw:end-shape="id14" draw:end-glue-point="0" svg:d="M11218 11611h-1271v98" svg:viewBox="0 0 1272 99">
          <text:p/>
        </draw:connector>
        <draw:frame draw:style-name="gr21" draw:text-style-name="P13" draw:layer="layout" svg:width="0.853cm" svg:height="0.962cm" svg:x="11.051cm" svg:y="6.719cm">
          <draw:text-box>
            <text:p>1</text:p>
          </draw:text-box>
        </draw:frame>
        <draw:frame draw:style-name="gr21" draw:text-style-name="P13" draw:layer="layout" svg:width="0.853cm" svg:height="0.962cm" svg:x="15.852cm" svg:y="6.719cm">
          <draw:text-box>
            <text:p>2</text:p>
          </draw:text-box>
        </draw:frame>
        <draw:frame draw:style-name="gr21" draw:text-style-name="P13" draw:layer="layout" svg:width="0.853cm" svg:height="0.962cm" svg:x="20.352cm" svg:y="6.719cm">
          <draw:text-box>
            <text:p>3</text:p>
          </draw:text-box>
        </draw:frame>
        <draw:frame draw:style-name="gr21" draw:text-style-name="P13" draw:layer="layout" svg:width="0.853cm" svg:height="0.962cm" svg:x="16.352cm" svg:y="10.719cm">
          <draw:text-box>
            <text:p>5</text:p>
          </draw:text-box>
        </draw:frame>
        <draw:custom-shape draw:style-name="gr13" draw:text-style-name="P9" draw:layer="layout" svg:width="0.234cm" svg:height="0.258cm" svg:x="16.218cm" svg:y="1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0.853cm" svg:height="0.962cm" svg:x="11.051cm" svg:y="15.721cm">
          <draw:text-box>
            <text:p>7</text:p>
          </draw:text-box>
        </draw:frame>
        <draw:frame draw:style-name="gr21" draw:text-style-name="P13" draw:layer="layout" svg:width="0.853cm" svg:height="0.962cm" svg:x="15.852cm" svg:y="15.721cm">
          <draw:text-box>
            <text:p>8</text:p>
          </draw:text-box>
        </draw:frame>
        <draw:frame draw:style-name="gr21" draw:text-style-name="P13" draw:layer="layout" svg:width="0.853cm" svg:height="0.962cm" svg:x="20.853cm" svg:y="11.119cm">
          <draw:text-box>
            <text:p>6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S</text:span><text:span text:style-name="T3">i</text:span><text:span text:style-name="T3">m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/text:p>
          </draw:text-box>
        </draw:frame>
        <draw:frame draw:name="Content Placeholder 2" presentation:style-name="pr6" draw:text-style-name="P17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Simulate the operating point for t&lt;0, to obtain the voltages in all nodes and the currents in all branches. Print a table with the results.</text:span></text:p>
              </text:list-item>
              <text:list-item>
                <text:p text:style-name="P16"><text:span text:style-name="T11"><text:s text:c="2"/></text:span><text:span text:style-name="T11">Simulate the operating point for v</text:span><text:span text:style-name="T12">s</text:span><text:span text:style-name="T11">(0)=0, replacing the capacitor with <text:s/>with a voltage source V</text:span><text:span text:style-name="T12">x</text:span><text:span text:style-name="T11"> = V(6)-V(8), where V(6) and V(8) are the voltages in nodes 6 and 8 as obtained in 1). Explain why you need this step. </text:span><text:span text:style-name="T10">Print a table with the results.</text:span></text:p>
              </text:list-item>
              <text:list-item>
                <text:p text:style-name="P16"><text:span text:style-name="T11"><text:s text:c="2"/></text:span><text:span text:style-name="T11">Simulate the natural response of the circuit, using the boundary conditions V(6) and V(8) as obtained in 2) (use Ngspice directive .ic V(6)=... v(9)=...). Use Ngpice’s transient analysis mode to get v</text:span><text:span text:style-name="T12">6</text:span><text:span text:style-name="T11">(t) in the interval [0, 20] ms. Plot the result.</text:span></text:p>
              </text:list-item>
              <text:list-item>
                <text:p text:style-name="P16"><text:span text:style-name="T11"><text:s text:c="2"/></text:span><text:span text:style-name="T11">Simulate the natural and forced response on node 6 by repeating step <text:s/>3) with v</text:span><text:span text:style-name="T12">s</text:span><text:span text:style-name="T11">(t) as given in Fig. 1 and f=1kHz. Plot both the stimulus and the response.</text:span></text:p>
              </text:list-item>
              <text:list-item>
                <text:p text:style-name="P16"><text:span text:style-name="T11"><text:s text:c="2"/></text:span><text:span text:style-name="T11">Simulate the frequency response in node 6 (frequency logscale, magnitude in dB, phase in degrees) for the frequency range 0.1 Hz to 1 MHz. </text:span><text:span text:style-name="T10">Plot both v</text:span><text:span text:style-name="T13">s</text:span><text:span text:style-name="T10">(f) and v</text:span><text:span text:style-name="T13">6</text:span><text:span text:style-name="T10">(f) in the same figure and explain how and 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/text:p>
          </draw:text-box>
        </draw:frame>
        <draw:frame draw:name="Content Placeholder 2" presentation:style-name="pr7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Use the nodal method to determine the voltages in all nodes and currents in all branches for t&lt;0. Print a table with the results.</text:span></text:p>
              </text:list-item>
              <text:list-item>
                <text:p text:style-name="P16"><text:span text:style-name="T11"><text:s text:c="2"/></text:span><text:span text:style-name="T11">Determine the equivalent resistance R</text:span><text:span text:style-name="T12">eq</text:span><text:span text:style-name="T11"> as seen from the capacitor terminals. Suggestion: make V</text:span><text:span text:style-name="T12">s</text:span><text:span text:style-name="T11">=0 and replace the capacitor with a voltage source V</text:span><text:span text:style-name="T12">x</text:span><text:span text:style-name="T11">= V(6)-V(8), where V(6) and V(8) are the voltages in nodes 6 and 8 as obtained in 1); run nodal analysis to determine the current I</text:span><text:span text:style-name="T12">x</text:span><text:span text:style-name="T11"> supplied by V</text:span><text:span text:style-name="T12">x</text:span><text:span text:style-name="T11">; compute the equivalent resistor as R</text:span><text:span text:style-name="T12">eq</text:span><text:span text:style-name="T11"> = V</text:span><text:span text:style-name="T12">x</text:span><text:span text:style-name="T11">/I</text:span><text:span text:style-name="T12">x</text:span><text:span text:style-name="T11">,and the time constant. Explain why you need this procedure, and p</text:span><text:span text:style-name="T10">rint a table with the computed results.</text:span></text:p>
              </text:list-item>
              <text:list-item>
                <text:p text:style-name="P16"><text:span text:style-name="T11"><text:s text:c="2"/></text:span><text:span text:style-name="T11">With the results obtained in 2), determine the natural solution v</text:span><text:span text:style-name="T12">6n</text:span><text:span text:style-name="T11">(t), in the interval [0, 20] ms, using the </text:span><text:span text:style-name="T15">capacitor voltage</text:span><text:span text:style-name="T11"> V</text:span><text:span text:style-name="T12">x</text:span><text:span text:style-name="T11"> </text:span><text:span text:style-name="T10">for t&lt;0 as the initial condition. Plot the result, identifying all axes, signals displayed and units used.</text:span></text:p>
              </text:list-item>
              <text:list-item>
                <text:p text:style-name="P16"><text:span text:style-name="T11"><text:s text:c="2"/></text:span><text:span text:style-name="T11">Determine the forced solution v</text:span><text:span text:style-name="T12">6f</text:span><text:span text:style-name="T11">(t) in the same interval for f=1KHz. Suggestion: use a phasor voltage source V</text:span><text:span text:style-name="T12">s </text:span><text:span text:style-name="T11">= 1; replace C with its impedance Z</text:span><text:span text:style-name="T12">C</text:span><text:span text:style-name="T11">; run nodal analysis to determine the phasor voltages in all nodes. </text:span><text:span text:style-name="T10">Print a table with the complex amplitudes in the nodes.</text:span></text:p>
              </text:list-item>
              <text:list-item>
                <text:p text:style-name="P16"><text:span text:style-name="T11"><text:s text:c="2"/></text:span><text:span text:style-name="T11">Determine the final total solution v</text:span><text:span text:style-name="T12">6</text:span><text:span text:style-name="T11">(t), converting the phasors to real time functions for f=1KHz, and superimposing the natural and forced solutions. Plot both v</text:span><text:span text:style-name="T12">s</text:span><text:span text:style-name="T11">(t) and v</text:span><text:span text:style-name="T12">6</text:span><text:span text:style-name="T11">(t) in the same figure in the interval [</text:span><text:span text:style-name="T16">-5</text:span><text:span text:style-name="T11">, </text:span><text:span text:style-name="T16">20</text:span><text:span text:style-name="T11">] ms</text:span><text:span text:style-name="T10">.</text:span></text:p>
              </text:list-item>
              <text:list-item>
                <text:p text:style-name="P16"><text:span text:style-name="T11"><text:s text:c="2"/></text:span><text:span text:style-name="T11">Determine the frequency responses v</text:span><text:span text:style-name="T12">c</text:span><text:span text:style-name="T11">(f)=v</text:span><text:span text:style-name="T12">6</text:span><text:span text:style-name="T11">(f)-v</text:span><text:span text:style-name="T12">8</text:span><text:span text:style-name="T11">(f), and v</text:span><text:span text:style-name="T12">6</text:span><text:span text:style-name="T11">(f) <text:s/>(frequency logscale magnitude in dB, phase in degrees) for frequency range 0.1 Hz to 1 MHz. Plot v</text:span><text:span text:style-name="T12">s</text:span><text:span text:style-name="T11">(f), </text:span><text:span text:style-name="T10"><text:s/>v</text:span><text:span text:style-name="T13">c</text:span><text:span text:style-name="T10">(f) <text:s/>and v</text:span><text:span text:style-name="T13">6</text:span><text:span text:style-name="T10">(f) in the same figure and explain how and 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L</text:span><text:span text:style-name="T3">a</text:span><text:span text:style-name="T3">b</text:span><text:span text:style-name="T3"> </text:span><text:span text:style-name="T3">r</text:span><text:span text:style-name="T3">e</text:span><text:span text:style-name="T3">p</text:span><text:span text:style-name="T3">o</text:span><text:span text:style-name="T3">r</text:span><text:span text:style-name="T3">t</text:span></text:p>
          </draw:text-box>
        </draw:frame>
        <draw:frame draw:name="Content Placeholder 2" presentation:style-name="pr8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/></text:span><text:span text:style-name="T10">The Python script, </text:span><text:span text:style-name="T17">t2_datagen.py</text:span><text:span text:style-name="T10"> output should be redirected to a file </text:span><text:span text:style-name="T17">data.txt</text:span><text:span text:style-name="T10"> using bash’s “&gt;” facility. </text:span></text:p>
              </text:list-item>
              <text:list-item>
                <text:p text:style-name="P16"><text:span text:style-name="T11"><text:s/></text:span><text:span text:style-name="T11">The octave script should read and use the data file </text:span><text:span text:style-name="T17">data.txt, </text:span><text:span text:style-name="T10">and</text:span><text:span text:style-name="T17"> </text:span><text:span text:style-name="T10">output a data file for Ngspice (directive .include). Use file I/O functions such as </text:span><text:span text:style-name="T17">fprintf</text:span><text:span text:style-name="T10"> and </text:span><text:span text:style-name="T17">fscanf.</text:span></text:p>
              </text:list-item>
              <text:list-item>
                <text:p text:style-name="P16"><text:span text:style-name="T11"><text:s/></text:span><text:span text:style-name="T11">Ideally, generating a new data set with a different student number and re-running the top Makefile should produce consistent results.</text:span></text:p>
              </text:list-item>
              <text:list-item>
                <text:p text:style-name="P16"><text:span text:style-name="T11"><text:s/></text:span><text:span text:style-name="T11">Produce all tables and plots required in the simulation and analysis sections</text:span></text:p>
              </text:list-item>
              <text:list-item>
                <text:p text:style-name="P16"><text:span text:style-name="T11"><text:s/></text:span><text:span text:style-name="T11">Compare Octave and Ngspice results </text:span><text:span text:style-name="T15">side by side</text:span><text:span text:style-name="T11"> looking for exactness or discrepancy, and explaining both. Read the repository’s README file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1">01/04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</text:span><text:span text:style-name="MT3">: </text:span><text:span text:style-name="MT3">D</text:span><text:span text:style-name="MT3">E</text:span><text:span text:style-name="MT3">E</text:span><text:span text:style-name="MT3">C</text:span><text:span text:style-name="MT3">/I</text:span><text:span text:style-name="MT3">n</text:span><text:span text:style-name="MT3">st</text:span><text:span text:style-name="MT3">it</text:span><text:span text:style-name="MT3">ut</text:span><text:span text:style-name="MT3">o </text:span><text:span text:style-name="MT3">S</text:span><text:span text:style-name="MT3">u</text:span><text:span text:style-name="MT3">p</text:span><text:span text:style-name="MT3">e</text:span><text:span text:style-name="MT3">ri</text:span><text:span text:style-name="MT3">o</text:span><text:span text:style-name="MT3">r </text:span><text:span text:style-name="MT3">T</text:span><text:span text:style-name="MT3">é</text:span><text:span text:style-name="MT3">c</text:span><text:span text:style-name="MT3">ni</text:span><text:span text:style-name="MT3">c</text:span><text:span text:style-name="MT3">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1">01/04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</text:span><text:span text:style-name="MT3">: </text:span><text:span text:style-name="MT3">D</text:span><text:span text:style-name="MT3">E</text:span><text:span text:style-name="MT3">E</text:span><text:span text:style-name="MT3">C</text:span><text:span text:style-name="MT3">/I</text:span><text:span text:style-name="MT3">n</text:span><text:span text:style-name="MT3">st</text:span><text:span text:style-name="MT3">it</text:span><text:span text:style-name="MT3">ut</text:span><text:span text:style-name="MT3">o </text:span><text:span text:style-name="MT3">S</text:span><text:span text:style-name="MT3">u</text:span><text:span text:style-name="MT3">p</text:span><text:span text:style-name="MT3">e</text:span><text:span text:style-name="MT3">ri</text:span><text:span text:style-name="MT3">o</text:span><text:span text:style-name="MT3">r </text:span><text:span text:style-name="MT3">T</text:span><text:span text:style-name="MT3">é</text:span><text:span text:style-name="MT3">c</text:span><text:span text:style-name="MT3">ni</text:span><text:span text:style-name="MT3">c</text:span><text:span text:style-name="MT3">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03</meta:editing-cycles>
    <meta:creation-date>2014-07-21T10:31:21</meta:creation-date>
    <dc:date>2021-04-01T16:09:14.541954639</dc:date>
    <meta:editing-duration>P1DT15H8M9S</meta:editing-duration>
    <meta:generator>LibreOffice/6.0.7.3$Linux_X86_64 LibreOffice_project/00m0$Build-3</meta:generator>
    <meta:document-statistic meta:object-count="11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,</mn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,</mn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